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thymol</text:p>
          </table:table-cell>
          <table:table-cell office:value-type="string" calcext:value-type="string">
            <text:p>Naptho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801" calcext:value-type="float">
            <text:p>-4.801</text:p>
          </table:table-cell>
          <table:table-cell office:value-type="float" office:value="-5.524" calcext:value-type="float">
            <text:p>-5.524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58" calcext:value-type="float">
            <text:p>-4.658</text:p>
          </table:table-cell>
          <table:table-cell office:value-type="float" office:value="-5.415" calcext:value-type="float">
            <text:p>-5.4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614" calcext:value-type="float">
            <text:p>-4.614</text:p>
          </table:table-cell>
          <table:table-cell office:value-type="float" office:value="-5.391" calcext:value-type="float">
            <text:p>-5.3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.457" calcext:value-type="float">
            <text:p>-4.457</text:p>
          </table:table-cell>
          <table:table-cell office:value-type="float" office:value="-5.213" calcext:value-type="float">
            <text:p>-5.2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.438" calcext:value-type="float">
            <text:p>-4.438</text:p>
          </table:table-cell>
          <table:table-cell office:value-type="float" office:value="-5.116" calcext:value-type="float">
            <text:p>-5.1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.381" calcext:value-type="float">
            <text:p>-4.381</text:p>
          </table:table-cell>
          <table:table-cell office:value-type="float" office:value="-5.099" calcext:value-type="float">
            <text:p>-5.0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.223" calcext:value-type="float">
            <text:p>-4.223</text:p>
          </table:table-cell>
          <table:table-cell office:value-type="float" office:value="-5.094" calcext:value-type="float">
            <text:p>-5.09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22" calcext:value-type="float">
            <text:p>-4.22</text:p>
          </table:table-cell>
          <table:table-cell office:value-type="float" office:value="-5.071" calcext:value-type="float">
            <text:p>-5.07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197" calcext:value-type="float">
            <text:p>-4.197</text:p>
          </table:table-cell>
          <table:table-cell office:value-type="float" office:value="-5.027" calcext:value-type="float">
            <text:p>-5.0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.194" calcext:value-type="float">
            <text:p>-4.194</text:p>
          </table:table-cell>
          <table:table-cell office:value-type="float" office:value="-4.976" calcext:value-type="float">
            <text:p>-4.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-4.4183" calcext:value-type="float">
            <text:p>-4.4183</text:p>
          </table:table-cell>
          <table:table-cell table:formula="of:=AVERAGE([.C2:.C11])" office:value-type="float" office:value="-5.1926" calcext:value-type="float">
            <text:p>-5.1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2:.B11])" office:value-type="float" office:value="0.21660001538935" calcext:value-type="float">
            <text:p>0.21660001538935</text:p>
          </table:table-cell>
          <table:table-cell table:formula="of:=STDEV([.C2:.C11])" office:value-type="float" office:value="0.186351638933854" calcext:value-type="float">
            <text:p>0.18635163893385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3:55:33.908961664</meta:creation-date>
    <meta:generator>LibreOffice/7.5.2.2$MacOSX_AARCH64 LibreOffice_project/53bb9681a964705cf672590721dbc85eb4d0c3a2</meta:generator>
    <dc:date>2024-06-23T21:24:37.093757593</dc:date>
    <meta:editing-duration>PT4M28S</meta:editing-duration>
    <meta:editing-cycles>3</meta:editing-cycles>
    <meta:document-statistic meta:table-count="1" meta:cell-count="39" meta:object-count="0"/>
  </office:meta>
</office:document-meta>
</file>